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MODO</text:p>
          </table:table-cell>
          <table:table-cell table:style-name="ce1" office:value-type="string" calcext:value-type="string">
            <text:p>PADDING</text:p>
          </table:table-cell>
          <table:table-cell table:style-name="ce1" office:value-type="string" calcext:value-type="string">
            <text:p>OK</text:p>
          </table:table-cell>
          <table:table-cell table:style-name="ce8"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8">
            <text:p>AES</text:p>
          </table:table-cell>
          <table:table-cell table:style-name="ce2" office:value-type="string" calcext:value-type="string" table:number-columns-spanned="1" table:number-rows-spanned="2">
            <text:p>ECB</text:p>
          </table:table-cell>
          <table:table-cell table:style-name="ce2" office:value-type="string" calcext:value-type="string">
            <text:p>PKCS5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O10126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2">
            <text:p>CBC</text:p>
          </table:table-cell>
          <table:table-cell table:style-name="ce2" office:value-type="string" calcext:value-type="string">
            <text:p>PKCS5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O10126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CFB</text:p>
          </table:table-cell>
          <table:table-cell table:style-name="ce2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OFB</text:p>
          </table:table-cell>
          <table:table-cell table:style-name="ce2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CTR</text:p>
          </table:table-cell>
          <table:table-cell table:style-name="ce2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GCM</text:p>
          </table:table-cell>
          <table:table-cell table:style-name="ce2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2">
            <text:p>Camellia</text:p>
          </table:table-cell>
          <table:table-cell table:style-name="ce2" office:value-type="string" calcext:value-type="string" table:number-columns-spanned="1" table:number-rows-spanned="3">
            <text:p>ECB</text:p>
          </table:table-cell>
          <table:table-cell table:style-name="ce2" office:value-type="string" calcext:value-type="string">
            <text:p>PKCS5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PKCS7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O10126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3">
            <text:p>CBC</text:p>
          </table:table-cell>
          <table:table-cell table:style-name="ce2" office:value-type="string" calcext:value-type="string">
            <text:p>PKCS5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PKCS7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O10126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CFB</text:p>
          </table:table-cell>
          <table:table-cell table:style-name="ce2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OFB</text:p>
          </table:table-cell>
          <table:table-cell table:style-name="ce2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CTR</text:p>
          </table:table-cell>
          <table:table-cell table:style-name="ce2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GCM</text:p>
          </table:table-cell>
          <table:table-cell table:style-name="ce2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EAX</text:p>
          </table:table-cell>
          <table:table-cell table:style-name="ce2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2" office:value-type="string" calcext:value-type="string">
            <text:p>OCB</text:p>
          </table:table-cell>
          <table:table-cell table:style-name="ce2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Cha20</text:p>
          </table:table-cell>
          <table:table-cell table:style-name="ce2" office:value-type="string" calcext:value-type="string">
            <text:p>Poly1305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09:43:11.570429472</meta:creation-date>
    <dc:date>2024-06-24T12:43:19.641248884</dc:date>
    <meta:editing-duration>PT18M35S</meta:editing-duration>
    <meta:editing-cycles>3</meta:editing-cycles>
    <meta:generator>LibreOffice/7.3.7.2$Linux_X86_64 LibreOffice_project/30$Build-2</meta:generator>
    <meta:document-statistic meta:table-count="1" meta:cell-count="63" meta:object-count="0"/>
  </office:meta>
</office:document-meta>
</file>